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000000210000002122414BE9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.666cm" svg:height="2.818cm" svg:x="9.166cm" svg:y="13.441cm">
          <draw:image xlink:href="Pictures/1000020000000210000002122414BE9D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5-28T09:10:06.684158989</dc:date>
    <meta:editing-duration>PT2M41S</meta:editing-duration>
    <meta:editing-cycles>1</meta:editing-cycles>
    <meta:document-statistic meta:object-count="1"/>
    <meta:generator>LibreOffice/4.4.2.2$Linux_X86_64 LibreOffice_project/40m0$Build-2</meta:generator>
  </office:meta>
</office:document-meta>
</file>